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color="#FF0000"/>
    </style:style>
    <style:style style:name="P3" style:parent-style-name="Standard" style:list-style-name="LFO1" style:family="paragraph"/>
    <style:style style:name="P4" style:parent-style-name="Standard" style:family="paragraph">
      <style:paragraph-properties fo:margin-left="0.5in">
        <style:tab-stops/>
      </style:paragraph-properties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list-style-name="LFO1" style:family="paragraph"/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list-style-name="LFO1" style:family="paragraph"/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family="paragraph">
      <style:paragraph-properties fo:margin-left="0.5in">
        <style:tab-stops/>
      </style:paragraph-properties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list-style-name="LFO2" style:family="paragraph">
      <style:text-properties fo:color="#000000"/>
    </style:style>
    <style:style style:name="P17" style:parent-style-name="Standard" style:list-style-name="LFO2" style:family="paragraph"/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>
      <style:text-properties fo:color="#CE181E"/>
    </style:style>
  </office:automatic-styles>
  <office:body>
    <office:text text:use-soft-page-breaks="true">
      <text:p text:style-name="P1">Weekend (29-30)</text:p>
      <text:p text:style-name="Standard"/>
      <text:list text:style-name="LFO1" text:continue-numbering="true">
        <text:list-item>
          <text:p text:style-name="P2">finish transfer of documents onto laptop</text:p>
        </text:list-item>
        <text:list-item>
          <text:p text:style-name="P3">clean everything up</text:p>
        </text:list-item>
      </text:list>
      <text:p text:style-name="P4">go through each program – run it / tabulate / get graphs</text:p>
      <text:p text:style-name="P5">then write a little summary for what has been<text:s/>found, and how you want to pursue</text:p>
      <text:list text:style-name="LFO1" text:continue-numbering="true">
        <text:list-item>
          <text:p text:style-name="P6">write a June summary</text:p>
        </text:list-item>
      </text:list>
      <text:p text:style-name="P7">directory for summaries</text:p>
      <text:p text:style-name="P8">subdirectory june_summaries</text:p>
      <text:p text:style-name="P9">within this, a single word doc summary</text:p>
      <text:p text:style-name="P10">also individual summaries for tests done</text:p>
      <text:p text:style-name="Standard"/>
      <text:p text:style-name="Standard"/>
      <text:p text:style-name="Standard"/>
      <text:p text:style-name="Standard">OPTIONAL / NEXT WEEK:</text:p>
      <text:list text:style-name="LFO1" text:continue-numbering="true">
        <text:list-item>
          <text:p text:style-name="P11">do this tutorial</text:p>
        </text:list-item>
      </text:list>
      <text:p text:style-name="P12"/>
      <text:p text:style-name="P13"><text:a xlink:href="https://medium.com/@shivambansal36/language-modelling-text-generation-using-lstms-deep-learning-for-nlp-ed36b224b275" office:target-frame-name="_top" xlink:show="replace"><text:span text:style-name="Hyperlink">https://medium.com/@shivambansal36/language-modelling-text-generation-using-lstms-deep-learning-for-nlp-ed36b224b275</text:span></text:a></text:p>
      <text:p text:style-name="P14"/>
      <text:p text:style-name="P15">do this tutorial [on own laptop<text:s/>]</text:p>
      <text:list text:style-name="LFO2" text:continue-numbering="true">
        <text:list-item>
          <text:p text:style-name="P16">check capitalisation</text:p>
        </text:list-item>
        <text:list-item>
          <text:p text:style-name="P17">check punctuation cleaning:</text:p>
        </text:list-item>
      </text:list>
      <text:p text:style-name="P18"/>
      <text:p text:style-name="P19"><text:a xlink:href="https://www.kaggle.com/shivamb/beginners-guide-to-text-generation-using-lstms" office:target-frame-name="_top" xlink:show="replace"><text:span text:style-name="Hyperlink">https://www.kaggle.com/shivamb/beginners-guide-to-text-generation-using-lstms</text:span></text:a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na Richardson</dc:creator>
    <meta:creation-date>2019-06-28T10:17:00Z</meta:creation-date>
    <dc:date>2019-07-02T09:48:00Z</dc:date>
    <meta:template xlink:href="Normal" xlink:type="simple"/>
    <meta:editing-cycles>7</meta:editing-cycles>
    <meta:editing-duration>PT96660S</meta:editing-duration>
    <meta:document-statistic meta:page-count="1" meta:paragraph-count="1" meta:word-count="137" meta:character-count="918" meta:row-count="6" meta:non-whitespace-character-count="782"/>
  </office:meta>
</office:document-meta>
</file>